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ba8"/>
    </style:style>
    <style:style style:name="P2" style:family="paragraph" style:parent-style-name="Text_20_body">
      <style:text-properties officeooo:paragraph-rsid="0004954f"/>
    </style:style>
    <style:style style:name="P3" style:family="paragraph" style:parent-style-name="Text_20_body" style:list-style-name="L1">
      <style:text-properties officeooo:paragraph-rsid="0004954f"/>
    </style:style>
    <style:style style:name="T1" style:family="text">
      <style:text-properties officeooo:rsid="0003bba8"/>
    </style:style>
    <style:style style:name="T2" style:family="text">
      <style:text-properties officeooo:rsid="000495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Saludo horario</text:span></text:h>
      <text:p text:style-name="P2">Crear una página que muestre un mensaje de bienvenida que dependa de la hora actual, de la siguiente manera (figura 4):</text:p>
      <text:list xml:id="list631730980" text:style-name="L1">
        <text:list-item>
          <text:p text:style-name="P3">Si la hora se encuentra entre las 8 y las 13, mostrará ‘Buenos días’</text:p>
        </text:list-item>
        <text:list-item>
          <text:p text:style-name="P3">Si la hora se encuentra entre las 14 y las 20, mostrará ‘Buenas tardes’</text:p>
        </text:list-item>
        <text:list-item>
          <text:p text:style-name="P3">Si la hora se encuentra entre las 21 y las 7, mostrará ‘Buenas noches’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01T21:13:08.875000000</dc:date>
    <meta:editing-duration>PT6M7S</meta:editing-duration>
    <meta:editing-cycles>4</meta:editing-cycles>
    <meta:document-statistic meta:table-count="0" meta:image-count="0" meta:object-count="0" meta:page-count="1" meta:paragraph-count="5" meta:word-count="68" meta:character-count="346" meta:non-whitespace-character-count="285"/>
  </office:meta>
</office:document-meta>
</file>